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6.3229in" style:rel-column-width="59819*"/>
    </style:style>
    <style:style style:name="Table10.B" style:family="table-column">
      <style:table-column-properties style:column-width="0.6042in" style:rel-column-width="5716*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fo:padding="0.0382in" fo:border="none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2.4264in" style:rel-column-width="22955*"/>
    </style:style>
    <style:style style:name="Table4.B" style:family="table-column">
      <style:table-column-properties style:column-width="2.3896in" style:rel-column-width="22607*"/>
    </style:style>
    <style:style style:name="Table4.C" style:family="table-column">
      <style:table-column-properties style:column-width="2.1111in" style:rel-column-width="19973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6.9271in" fo:margin-left="0in" fo:margin-right="-0.0021in" table:align="margins"/>
    </style:style>
    <style:style style:name="Table14.A" style:family="table-column">
      <style:table-column-properties style:column-width="6.4792in" style:rel-column-width="61297*"/>
    </style:style>
    <style:style style:name="Table14.B" style:family="table-column">
      <style:table-column-properties style:column-width="0.4479in" style:rel-column-width="4238*"/>
    </style:style>
    <style:style style:name="Table14.A1" style:family="table-cell">
      <style:table-cell-properties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316in" style:rel-column-width="21910*"/>
    </style:style>
    <style:style style:name="Table5.B" style:family="table-column">
      <style:table-column-properties style:column-width="4.6111in" style:rel-column-width="43625*"/>
    </style:style>
    <style:style style:name="Table5.A1" style:family="table-cell">
      <style:table-cell-properties fo:padding="0.0382in" fo:border="none"/>
    </style:style>
    <style:style style:name="Table15" style:family="table">
      <style:table-properties style:width="4.5354in" table:align="margins"/>
    </style:style>
    <style:style style:name="Table15.A" style:family="table-column">
      <style:table-column-properties style:column-width="1.3111in" style:rel-column-width="18945*"/>
    </style:style>
    <style:style style:name="Table15.B" style:family="table-column">
      <style:table-column-properties style:column-width="0.1965in" style:rel-column-width="2839*"/>
    </style:style>
    <style:style style:name="Table15.C" style:family="table-column">
      <style:table-column-properties style:column-width="3.0278in" style:rel-column-width="43751*"/>
    </style:style>
    <style:style style:name="Table15.A1" style:family="table-cell">
      <style:table-cell-properties fo:padding="0.0382in" fo:border="none"/>
    </style:style>
    <style:style style:name="Table15.2" style:family="table-row">
      <style:table-row-properties style:min-row-height="0.225in"/>
    </style:style>
    <style:style style:name="Table15.3" style:family="table-row">
      <style:table-row-properties style:min-row-height="0.2313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min-row-height="0.4042in"/>
    </style:style>
    <style:style style:name="Table6.A1" style:family="table-cell">
      <style:table-cell-properties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1" style:family="table-row">
      <style:table-row-properties style:min-row-height="1.8021in"/>
    </style:style>
    <style:style style:name="Table8.A1" style:family="table-cell">
      <style:table-cell-properties fo:padding="0.0382in" fo:border="none"/>
    </style:style>
    <style:style style:name="Table7" style:family="table">
      <style:table-properties style:width="2.7944in" fo:margin-left="0.3875in" fo:margin-right="0.2035in" table:align="margins"/>
    </style:style>
    <style:style style:name="Table7.A" style:family="table-column">
      <style:table-column-properties style:column-width="0.2319in" style:rel-column-width="5439*"/>
    </style:style>
    <style:style style:name="Table7.B" style:family="table-column">
      <style:table-column-properties style:column-width="2.5625in" style:rel-column-width="60096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9" style:family="table">
      <style:table-properties style:width="2.8556in" fo:margin-left="0.2833in" fo:margin-right="0.2479in" table:align="margins"/>
    </style:style>
    <style:style style:name="Table9.A" style:family="table-column">
      <style:table-column-properties style:column-width="0.2201in" style:rel-column-width="5052*"/>
    </style:style>
    <style:style style:name="Table9.B" style:family="table-column">
      <style:table-column-properties style:column-width="2.6354in" style:rel-column-width="60483*"/>
    </style:style>
    <style:style style:name="Table9.A1" style:family="table-cell" style:data-style-name="N0">
      <style:table-cell-properties fo:padding="0.0382in" fo:border="none"/>
    </style:style>
    <style:style style:name="Table9.B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paragraph-properties fo:background-color="transparent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fo:font-size="11pt" style:font-size-asian="11pt" style:font-size-complex="11pt"/>
    </style:style>
    <style:style style:name="P18" style:family="paragraph" style:parent-style-name="Table_20_Contents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">{Kejaksaan}</text:p>
          </table:table-cell>
          <table:table-cell table:style-name="Table10.B1" office:value-type="string">
            <text:p text:style-name="P10">BA-17</text:p>
          </table:table-cell>
        </table:table-row>
      </table:table>
      <text:p text:style-name="P15">“UNTUK KEADILAN”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6">BERITA ACARA</text:p>
            <text:p text:style-name="P16"><text:s/>PENITIPAN BARANG BUKTI</text:p>
          </table:table-cell>
          <table:table-cell table:style-name="Table4.A1" office:value-type="string">
            <text:p text:style-name="P6"/>
          </table:table-cell>
        </table:table-row>
      </table:table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 text:c="11"/><text:span text:style-name="T1">Pada hari ini {hari} tanggal {tgl_pembuatan} bulan {bulan} tahun {tahun} bertempat di {tempat} kami :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[!-- BEGIN jaksaPenerima --]</text:p>
            <text:p text:style-name="P5">{urutan}. <text:s/>Nama <text:s text:c="4"/>: {nama_pegawai}</text:p>
            <text:p text:style-name="P5"><text:s text:c="5"/>Pangkat/NIP : {pangkat_pegawai}/ {nip_pegawai}</text:p>
            <text:p text:style-name="P5"><text:s text:c="5"/>Jabatan <text:s text:c="3"/>: {jabatan_pegawai}</text:p>
            <text:p text:style-name="P18">[!-- END jaksaPenerima --]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Dengan disaksikan oleh :</text:p>
          </table:table-cell>
        </table:table-row>
      </table:table>
      <text:p text:style-name="P1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[!-- BEGIN jaksaSaksi --]</text:p>
            <text:p text:style-name="P5">{urutan}. <text:s/>Nama <text:s text:c="4"/>: {nama_pegawai}</text:p>
            <text:p text:style-name="P5"><text:s text:c="5"/>Pangkat/NIP : {pangkat_pegawai}/ {nip_pegawai}</text:p>
            <text:p text:style-name="P5"><text:s text:c="5"/>Jabatan <text:s text:c="3"/>: {jabatan_pegawai}</text:p>
            <text:p text:style-name="P18">[!-- END jaksaSaksi --]</text:p>
          </table:table-cell>
          <table:table-cell table:style-name="Table14.A1" office:value-type="string">
            <text:p text:style-name="Table_20_Contents"/>
          </table:table-cell>
        </table:table-row>
      </table:table>
      <text:p text:style-name="Standard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Berdasarkan Surat Perintah kepala <text:s/>{kejaksaan} nomor {nomor} tanggal {tanggal} serta mengingat barang bukti tersebut tidak mungkin disimpan dirumah penyimpanan benda sitaan negara / sangat dibutuhkan sekali sebagai sumber hidup si pemegang /memerlukan perawatan khusus telah menitipkan barang bukti, Register Perkara Nomor : {nomor} Atas nama tersangka/terdakwa {terdakwa} Register Bukti Nomor : {nomor} berupa {berupa}</text:p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Kepada</text:p>
          </table:table-cell>
          <table:table-cell table:style-name="Table5.A1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>
                <table:table-cell table:style-name="Table15.A1" office:value-type="string">
                  <text:p text:style-name="P11">Nama</text:p>
                </table:table-cell>
                <table:table-cell table:style-name="Table15.A1" office:value-type="string">
                  <text:p text:style-name="P11">:</text:p>
                </table:table-cell>
                <table:table-cell table:style-name="Table15.A1" office:value-type="string">
                  <text:p text:style-name="P11">{nama}</text:p>
                </table:table-cell>
              </table:table-row>
              <table:table-row table:style-name="Table15.2">
                <table:table-cell table:style-name="Table15.A1" office:value-type="string">
                  <text:p text:style-name="P11">Alamat</text:p>
                </table:table-cell>
                <table:table-cell table:style-name="Table15.A1" office:value-type="string">
                  <text:p text:style-name="P11">:</text:p>
                </table:table-cell>
                <table:table-cell table:style-name="Table15.A1" office:value-type="string">
                  <text:p text:style-name="P11">{alamat}</text:p>
                </table:table-cell>
              </table:table-row>
              <table:table-row table:style-name="Table15.3">
                <table:table-cell table:style-name="Table15.A1" office:value-type="string">
                  <text:p text:style-name="P11">Pekerjaan</text:p>
                </table:table-cell>
                <table:table-cell table:style-name="Table15.A1" office:value-type="string">
                  <text:p text:style-name="P11">:</text:p>
                </table:table-cell>
                <table:table-cell table:style-name="Table15.A1" office:value-type="string">
                  <text:p text:style-name="P11">{pekerjaan}</text:p>
                </table:table-cell>
              </table:table-row>
            </table:table>
            <text:p text:style-name="P11"/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<text:s text:c="13"/>Untuk disimpan/dititipkan {disimpan} dengan ketentuan sewaktu diperlukan untuk kepentingan pemeriksaan agar yang bersangkutan wajib menyerahkan kembali barang titipan tersebut kepada kejaksaan.</text:p>
          </table:table-cell>
        </table:table-row>
      </table:table>
      <text:p text:style-name="Standard"><text:s text:c="30"/><text:tab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1"><text:s text:c="12"/>Demikian Berita Acara ini dibuat dengan sebenarnya atas kekuatan sumpah jabatan, kemudian ditutup dan ditanda tangani pada hari <text:s/>dan tanggal tersebut diatas.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Yang menerima titipan,</text:p>
            <text:p text:style-name="P8"/>
            <text:p text:style-name="P8"/>
            <text:p text:style-name="P8"/>
            <text:p text:style-name="P8"/>
            <text:p text:style-name="P8"><text:s/></text:p>
            <text:p text:style-name="P8"/>
            <text:p text:style-name="P8"><text:s text:c="25"/>( <text:s text:c="6"/>{menerima} <text:s text:c="3"/>)</text:p>
            <text:p text:style-name="P7"><text:s/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float" office:value="1">
                  <text:p text:style-name="P9">1</text:p>
                </table:table-cell>
                <table:table-cell table:style-name="Table7.B1" office:value-type="string">
                  <text:p text:style-name="P9"/>
                </table:table-cell>
              </table:table-row>
            </table:table>
            <text:p text:style-name="P7"/>
            <text:p text:style-name="P7"/>
            <text:p text:style-name="P7"/>
            <text:p text:style-name="P7">( <text:s text:c="33"/>)</text:p>
          </table:table-cell>
          <table:table-cell table:style-name="Table8.A1" office:value-type="string">
            <text:p text:style-name="P1"><text:s/>Yang menitipkan</text:p>
            <text:p text:style-name="P1">Jaksa Penyidik/Penuntut Umum</text:p>
            <text:p text:style-name="P1"/>
            <text:p text:style-name="P1"/>
            <text:p text:style-name="P1"/>
            <text:p text:style-name="P4"/>
            <text:p text:style-name="P4"/>
            <text:p text:style-name="P2">( <text:s text:c="2"/>{menitipkan} <text:s text:c="2"/>)</text:p>
            <text:p text:style-name="P1"/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float" office:value="2">
                  <text:p text:style-name="P3">2</text:p>
                </table:table-cell>
                <table:table-cell table:style-name="Table9.B1" office:value-type="string">
                  <text:p text:style-name="P3"/>
                </table:table-cell>
              </table:table-row>
            </table:table>
            <text:p text:style-name="P1"><text:s/></text:p>
            <text:p text:style-name="P1"/>
            <text:p text:style-name="P1"/>
            <text:p text:style-name="P1">( <text:s text:c="30"/>)</text:p>
          </table:table-cell>
        </table:table-row>
      </table:table>
      <text:p text:style-name="P13"/>
      <text:p text:style-name="Standard"/>
      <text:p text:style-name="Standard"><text:tab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09:03:15.01</meta:creation-date>
    <dc:date>2015-11-30T02:06:45.78</dc:date>
    <meta:editing-duration>PT23H18M19S</meta:editing-duration>
    <meta:editing-cycles>85</meta:editing-cycles>
    <meta:generator>OpenOffice/4.1.1$Win32 OpenOffice.org_project/411m6$Build-9775</meta:generator>
    <dc:creator>nana sulistyo</dc:creator>
    <meta:document-statistic meta:table-count="14" meta:image-count="0" meta:object-count="0" meta:page-count="1" meta:paragraph-count="45" meta:word-count="198" meta:character-count="1637"/>
  </office:meta>
</office:document-meta>
</file>